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55e" officeooo:paragraph-rsid="00026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website text:</text:p>
      <text:p text:style-name="P1"/>
      <text:p text:style-name="P1">Where I’ve been:</text:p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9T15:52:45.800000000</meta:creation-date>
    <dc:date>2023-03-11T16:06:52.262000000</dc:date>
    <meta:editing-duration>P2DT3M56S</meta:editing-duration>
    <meta:editing-cycles>1</meta:editing-cycles>
    <meta:document-statistic meta:table-count="0" meta:image-count="0" meta:object-count="0" meta:page-count="1" meta:paragraph-count="3" meta:word-count="6" meta:character-count="33" meta:non-whitespace-character-count="28"/>
    <meta:generator>LibreOffice/6.4.4.2$Windows_X86_64 LibreOffice_project/3d775be2011f3886db32dfd395a6a6d1ca2630ff</meta:generator>
  </office:meta>
</office:document-meta>
</file>